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8d7d3" officeooo:paragraph-rsid="0008d7d3"/>
    </style:style>
    <style:style style:name="P2" style:family="paragraph" style:parent-style-name="Standard">
      <style:text-properties officeooo:rsid="0008d7d3" officeooo:paragraph-rsid="000b63e0"/>
    </style:style>
    <style:style style:name="P3" style:family="paragraph" style:parent-style-name="Standard">
      <style:text-properties officeooo:rsid="0008d7d3" officeooo:paragraph-rsid="000bbcac"/>
    </style:style>
    <style:style style:name="P4" style:family="paragraph" style:parent-style-name="Standard">
      <style:text-properties officeooo:rsid="0008d7d3" officeooo:paragraph-rsid="000d7cce"/>
    </style:style>
    <style:style style:name="P5" style:family="paragraph" style:parent-style-name="Standard">
      <style:text-properties officeooo:rsid="000b63e0" officeooo:paragraph-rsid="000b63e0"/>
    </style:style>
    <style:style style:name="P6" style:family="paragraph" style:parent-style-name="Standard">
      <style:text-properties officeooo:rsid="000b63e0" officeooo:paragraph-rsid="000bbcac"/>
    </style:style>
    <style:style style:name="P7" style:family="paragraph" style:parent-style-name="Standard">
      <style:text-properties officeooo:rsid="000d7cce" officeooo:paragraph-rsid="000d7cce"/>
    </style:style>
    <style:style style:name="T1" style:family="text">
      <style:text-properties officeooo:rsid="0009c629"/>
    </style:style>
    <style:style style:name="T2" style:family="text">
      <style:text-properties officeooo:rsid="000b63e0"/>
    </style:style>
    <style:style style:name="T3" style:family="text">
      <style:text-properties officeooo:rsid="000bbcac"/>
    </style:style>
    <style:style style:name="T4" style:family="text">
      <style:text-properties officeooo:rsid="000d7cce"/>
    </style:style>
    <style:style style:name="T5" style:family="text">
      <style:text-properties officeooo:rsid="000daa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thFirstSearch(<text:span text:style-name="T2">Solution</text:span>){</text:p>
      <text:p text:style-name="P1"/>
      <text:p text:style-name="P1"><text:tab/>if <text:span text:style-name="T1">is</text:span>Solved(<text:span text:style-name="T1">OrTree</text:span>){</text:p>
      <text:p text:style-name="P2"><text:tab/><text:tab/>return <text:span text:style-name="T2">Solution</text:span>; </text:p>
      <text:p text:style-name="P1"><text:tab/>}</text:p>
      <text:p text:style-name="P1"/>
      <text:p text:style-name="P1"><text:tab/><text:span text:style-name="T4">workingCourse = (</text:span>Find first non null) </text:p>
      <text:p text:style-name="P1"/>
      <text:p text:style-name="P1"><text:tab/>List of Possible = list of courses or slots. </text:p>
      <text:p text:style-name="P1"/>
      <text:p text:style-name="P1"><text:tab/>while(List_Of_Possible.<text:span text:style-name="T1">isEmpty() == false</text:span>){</text:p>
      <text:p text:style-name="P1"/>
      <text:p text:style-name="P1"><text:tab/><text:tab/>randomly select slot from List of possibles </text:p>
      <text:p text:style-name="P1"/>
      <text:p text:style-name="P1"><text:tab/><text:tab/>check then if the constaints work for the random selection </text:p>
      <text:p text:style-name="P1"/>
      <text:p text:style-name="P1"><text:tab/><text:tab/>if they don’t remove it from the list of possible stuff </text:p>
      <text:p text:style-name="P1"/>
      <text:p text:style-name="P1"><text:tab/><text:tab/>if they do generate solution – <text:span text:style-name="T1">generating a child of the tree</text:span></text:p>
      <text:p text:style-name="P1"/>
      <text:p text:style-name="P1"><text:tab/><text:tab/><text:tab/>-<text:span text:style-name="T2">remove whatever you choose from the list of possible. </text:span></text:p>
      <text:p text:style-name="P1"/>
      <text:p text:style-name="P2"><text:tab/><text:tab/><text:tab/>if(DepthFirstSearch(<text:span text:style-name="T2">newSolution, workingCourse</text:span>) != null){</text:p>
      <text:p text:style-name="P1"><text:tab/><text:tab/><text:tab/><text:tab/>return;</text:p>
      <text:p text:style-name="P2"><text:tab/><text:tab/><text:tab/>} <text:line-break/><text:tab/>}</text:p>
      <text:p text:style-name="P2"/>
      <text:p text:style-name="P1"><text:tab/>return null; 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DepthFirstSearch <text:span text:style-name="T5">NewSoltuon </text:span>(<text:span text:style-name="T2">Parent</text:span>){ - <text:span text:style-name="T2">Mutation Version </text:span></text:p>
      <text:p text:style-name="P2"/>
      <text:p text:style-name="P2"><text:tab/><text:span text:style-name="T5">OrTree = new Map&lt;&gt;; --Empty solution; </text:span></text:p>
      <text:p text:style-name="P2"/>
      <text:p text:style-name="P2"><text:tab/>if <text:span text:style-name="T1">is</text:span>Solved(<text:span text:style-name="T1">OrTree</text:span>){</text:p>
      <text:p text:style-name="P2"><text:tab/><text:tab/>return <text:span text:style-name="T1">OrTree</text:span>; </text:p>
      <text:p text:style-name="P2"><text:tab/>}</text:p>
      <text:p text:style-name="P2"/>
      <text:p text:style-name="P2"><text:tab/>Find <text:span text:style-name="T4">Something to work on the first time</text:span> (firs<text:span text:style-name="T2">t random guess <text:s/>that is null</text:span>) <text:s/>* <text:span text:style-name="T2">Changed </text:span></text:p>
      <text:p text:style-name="P7">}</text:p>
      <text:p text:style-name="P7"/>
      <text:p text:style-name="P7">private MutateVersionDepthFirst(OrTree,Parent, workingCourse) {</text:p>
      <text:p text:style-name="P4"><text:tab/></text:p>
      <text:p text:style-name="P4"><text:span text:style-name="T2"><text:tab/>List&lt;&gt; MutatedList; - mutatedScore </text:span></text:p>
      <text:p text:style-name="P3"><text:tab/><text:span text:style-name="T2">int HighestMutationScoreSoFar = MIN_INT; </text:span></text:p>
      <text:p text:style-name="P3"/>
      <text:p text:style-name="P3"><text:tab/><text:span text:style-name="T2">for(slot s: slots – corresponding with the working Course){</text:span></text:p>
      <text:p text:style-name="P3"><text:tab/><text:tab/><text:tab/></text:p>
      <text:p text:style-name="P3"><text:tab/><text:tab/><text:tab/><text:span text:style-name="T2">add s to solution to make (tempSol) </text:span></text:p>
      <text:p text:style-name="P3"><text:tab/><text:tab/><text:tab/><text:span text:style-name="T2">if(constraints(tempSol)){</text:span></text:p>
      <text:p text:style-name="P3"/>
      <text:p text:style-name="P3"><text:tab/><text:tab/><text:tab/><text:tab/><text:span text:style-name="T3">tempMutateScore = getMutatedScore(tempSol,Parent,key); </text:span></text:p>
      <text:p text:style-name="P3"><text:tab/><text:tab/><text:tab/><text:tab/><text:span text:style-name="T5">MutatedList.addMutatedScore; <text:s/></text:span></text:p>
      <text:p text:style-name="P3"><text:tab/><text:tab/><text:tab/><text:tab/></text:p>
      <text:p text:style-name="P3"><text:tab/><text:tab/><text:tab/><text:span text:style-name="T3">}</text:span></text:p>
      <text:p text:style-name="P6"><text:tab/>}</text:p>
      <text:p text:style-name="P2"/>
      <text:p text:style-name="P2"><text:tab/>while(<text:span text:style-name="T3">MutatedList</text:span>.<text:span text:style-name="T1">isEmpty() == false</text:span>){</text:p>
      <text:p text:style-name="P2"/>
      <text:p text:style-name="P5"><text:tab/><text:tab/>– <text:span text:style-name="T3">Randomly Choose a element from MutatedList</text:span></text:p>
      <text:p text:style-name="P5"><text:tab/><text:tab/>- <text:span text:style-name="T3">Remove randomly chosen value from MutatedList and recurse</text:span></text:p>
      <text:p text:style-name="P5"/>
      <text:p text:style-name="P2"><text:tab/><text:tab/>if(DepthFirstSearch(newSolution) != null){</text:p>
      <text:p text:style-name="P2"><text:tab/><text:tab/><text:tab/>return;</text:p>
      <text:p text:style-name="P2"><text:tab/><text:tab/>} <text:line-break/><text:tab/>}</text:p>
      <text:p text:style-name="P2"/>
      <text:p text:style-name="P2"><text:tab/>return null; </text:p>
      <text:p text:style-name="P2">}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6:48:49.867120091</meta:creation-date>
    <dc:date>2018-11-29T17:42:04.600735856</dc:date>
    <meta:editing-duration>PT10M33S</meta:editing-duration>
    <meta:editing-cycles>2</meta:editing-cycles>
    <meta:generator>LibreOffice/6.0.6.2$Linux_X86_64 LibreOffice_project/00$Build-2</meta:generator>
    <meta:document-statistic meta:table-count="0" meta:image-count="0" meta:object-count="0" meta:page-count="2" meta:paragraph-count="45" meta:word-count="178" meta:character-count="1400" meta:non-whitespace-character-count="1160"/>
  </office:meta>
</office:document-meta>
</file>